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3.13   |   <text:a xlink:type="simple" xlink:href="http://palinfo.habago.org/Entry?Command=Information_PrintForum#FORUM40407"><text:span text:style-name="T1">#</text:span></text:a></text:p>
      <text:p text:style-name="P2">互相扭曲求退步--回應連文山</text:p>
      <text:p text:style-name="P2"/>
      <text:p text:style-name="P2">陳真</text:p>
      <text:p text:style-name="P2"/>
      <text:p text:style-name="P2">13 Mar. 2001</text:p>
      <text:p text:style-name="P2"/>
      <text:p text:style-name="P2">你這文章和南社文章我都看了，中時社論我沒看，但是，從南社一文的引用看來，這三篇文章，我統統都贊成裏頭的「想法」，但也都統統不以為是在「回應」對方，而是「雞同鴨講」，或者扭曲原文意思，一路扭曲下來！</text:p>
      <text:p text:style-name="P2"/>
      <text:p text:style-name="P2">1. <text:s text:c="5"/>中時講的那種「排斥中國」的現象，是無法否認的，因為，那是一種感覺；連我身為「同志」都有時會很反感，何況本來就比較不欣賞台灣種種以及被排斥的那一方！但是，我們可以反對任何鴨霸一方，卻不能因此連對方的一草一木都討厭。</text:p>
      <text:p text:style-name="P2"/>
      <text:p text:style-name="P2">2. <text:s text:c="5"/>不過，被排斥的一方，也許該明白在資源有限的情況下，互相排一排是很合理,至少是不可免的！因為，馬路就這麼寬，如果你一定要開一輛坦克車出門，我的黑多醜就沒地方騎了。我們倒不一定討厭坦克車，但你總得讓我有地方通行，而且，最重要的, 能通行「愉快」！</text:p>
      <text:p text:style-name="P2"/>
      <text:p text:style-name="P2">3. <text:s text:c="5"/>最大的問題之一是，大家互相在排斥什麼，都沒有講得很清楚；或者說，互相都沒有理解得很清楚；或者更應該說，其實也沒有真的想理解對方在說什麼。</text:p>
      <text:p text:style-name="P2"/>
      <text:p text:style-name="P2">4. <text:s text:c="5"/>好比說，我是很睹爛英國文化的，有時打開英國的電視，看五台都是一直在講講講講講、分析分別分析，看電視就像在參加seminar，使我常覺得﹕「天啊！這個國家怎麼這樣！？是哪一條筋有問題啊？！整天講不停？！它還有沒有文化啊？！」在這個意義上，我是站在台灣綜藝節目這一邊的，雖然我也一樣不看台灣的電視，但是，它至少讓我感覺這個社會還「活著」。</text:p>
      <text:p text:style-name="P2"/>
      <text:p text:style-name="P2">5. <text:s text:c="5"/>但是，我以上這一番睹爛，讀者無法多做「邏輯推論」，它無法推論出說我忽略了歌劇或什麼的偉大或侮辱了各種文化活動；也無法推論出台灣電視節目比英國有水準云云。這番睹爛，像首「詩」，你只能在「詩」裏一讀再讀，體會一番「意境」，而不能據此對我罵大街。因為，感覺永遠是對的。而且，感覺永遠是只適用在「某個意義上」。</text:p>
      <text:p text:style-name="P2"/>
      <text:p text:style-name="P2">6. <text:s text:c="5"/>我們可能政見聽多了，所以往往不習慣理解別人的感覺，總是把別人的話，當成一條一條有頭有尾、有清楚的內在邏輯的「政見」看待，或乾脆「分兩國」來理解「擁」跟「反」，而不會去想對方所批評的，究竟是在指「哪個」意義。</text:p>
      <text:p text:style-name="P2"/>
      <text:p text:style-name="P2">7. <text:s text:c="5"/>南社說中時很壞，這也沒錯。但是，它跟其它所有媒體一樣壞，當然也包括「南方」。這個壞，卻無法推論出「它不該出現好的評論或社論，必須一壞到底!」。壞人也可能說好話，就像我粗魯是粗魯，但也可能讀過一點莎士比亞和背過幾句唐詩三百首一樣。</text:p>
      <text:p text:style-name="P2"/>
      <text:p text:style-name="P2">8. <text:s text:c="5"/>南社講的台灣文化被輕視的現象，更是無可否認。「台灣學」被「中國學」向來都是壓扁扁的；「華人學」更被「西方學」壓扁扁。有力的，就想壓沒力的，不管哪一邊都一樣，都有這種壞毛病，當人多勢眾時，就想吃到底。</text:p>
      <text:p text:style-name="P2"/>
      <text:p text:style-name="P2">9. <text:s text:c="5"/>像我這種喜歡講台語的人，從小不知得受多少侮辱和唾罵。我在台北唸三年高中，不時得在公車上、西門町、大街小巷，和陌生人或路人或車掌或司機或餐廳服務生等等等對罵。為什麼？因為建中高材生怎麼可以講沒水準的台語？！要不是我一向功課頂尖，而且出身富裕、出手闊綽，進出的都是中山北路楊麗花開的「青葉」或圓山等「高級」場所，別的同學當時月租不到兩千，我往往一個月一萬多，住過館前路的懷寧大飯店，固定每周六以飛機「代步」往返南北，多得是各種可以忽視嘲弄的「心理和物質籌碼」，否則，恐怕很難渡過台北那三年連講「頭家，我欲買報紙！」都會起衝突的年少歲月。</text:p>
      <text:p text:style-name="P2"/>
      <text:p text:style-name="P2">10. <text:s/>這種糟蹋人的現象，當然迄今還在，只是緩和一下，由明到暗，或者，換個方式糟蹋人而已。我周遭仍然多得是明明很會說台語，卻老是強調他講不好的怪人（女生居多）。而且，通常還會藉機表演他台語講得有多爛，故意講得怪腔怪調的，以示高尚。奇怪的是，我卻沒見過有人故意降低自己的英文能</text:p>
      <text:p text:style-name="P2">力來表示高人一等。更奇怪的是，這些怪人的英文往往都嚇嚇叫，滿口英文單字，在台灣的公共場合更會故意講得很大聲，以示不同凡響。至於台語，則通常是轉述或描述一些鄙俗的情況時才會用到。這種差別待遇的例子，我腦袋隨便一想，都馬上可以想出一百個。</text:p>
      <text:p text:style-name="P2"/>
      <text:p text:style-name="P2">11. <text:s/>既然我們都這麼謙卑地學各種語言，包括「國語」、英語、日語、德語、法語等等等，為什麼我從來沒有見過半個人也同樣謙卑地來學習我們的台語？ （啊！有啦！蘭大弼醫師！）。從小有些同學會說要跟我學，可是，都是學假的，學來嘲弄的，跟學其它「偉大」的語言的崇拜嘴臉和恐慌態度完完全全不一樣。為什麼會有這種差別待遇？難道台語「天生」比較賤？或比較「沒有用」？當然不是，「有沒有用」不是天生的，它是「政治」等外力造成的。所以，如果有一群人想用政治力給它討回一點公道，這我是完全贊成的。</text:p>
      <text:p text:style-name="P2"/>
      <text:p text:style-name="P2">12. <text:s/>我們學一種語言，往往不只是因為它「有沒有用」，更是因為它「炫不炫」，假設我若跟你說我會德文和廣東話，你想，是哪一種聽起來比較炫？許多人努力學西方語言，難道真是因為想要拿來「用」？有那麼清純？當然不是。</text:p>
      <text:p text:style-name="P2"/>
      <text:p text:style-name="P2">13. <text:s/>語言不是一種工具「用」來「用」去那樣單純。相反地，習慣一套語言文字，就是認識了一套文化，認知了一種生活或思考方式。所以，台灣人強調台灣文學的主體性，完全順理成章，絲毫不必感到尷尬，就好像英國人強調英國文學的主體性一樣，它不需要用政客思維故意去強調「包容性」，它不需要「包容」美國，不需要「包容」加拿大，它不必有「新中間路線」。文學是霸道的、獨裁的、偏執狂的，唯我獨尊的。</text:p>
      <text:p text:style-name="P2"/>
      <text:p text:style-name="P2">14. <text:s/>自己的文學，自己不強調才奇怪。台灣這麼多年來，有這麼多好作家，某種意義上，自成一個體系，毫不勉強。台灣人到了國外，卻往往一窩蜂去聽根本聽不懂的歌劇或買些五四三的文學「懼著」，幾乎從來沒有聽過一個人說很難聽或很難看，真的有這麼棒嗎？棒到一面倒嗎？有這麼「客觀」、「毫無異議」的藝術嗎？還是我們的自信不足？</text:p>
      <text:p text:style-name="P2"/>
      <text:p text:style-name="P2">15. <text:s/>更奇怪的是，對自己人的成就往往一無所知，比如說，不知道呂赫若，不知道江文也；這就好像一個英國人不知道有莎士比亞，卻一窩蜂去高雄「南社」朝聖一樣怪異。每次我逢人說起我很喜歡江文也的音樂，換來的，總是對方的一臉茫然或尷尬或鼻子發出鄙夷之聲。可是，江文也會輸給任何一個西方當代的音樂家嗎？除了沈從文，西方作家裏，我也沒讀過有比呂赫若寫的更好的。可是，台灣人卻視若敝屣。</text:p>
      <text:p text:style-name="P2"/>
      <text:p text:style-name="P2">16. <text:s/>連文山一文，基本上，我當然也是同意的。但是，它卻不像「回應」，因為，它所批評的，不是南社該文的觀點，也不是由該文所能做出的推論。如果獨立成文，那就沒什麼問題了，如果當成回應，那有點像「栽贓」－指控別人所沒有講或沒有做的事；或者像「心理分析」－雖然沒講沒做，但我把你們這些「台灣份子」看穿了！</text:p>
      <text:p text:style-name="P2"/>
      <text:p text:style-name="P2">17. <text:s/>唯一不敢茍同的，就是「連」文最後一段的陰謀論。我看不出有什麼理由做那樣的批評。那既不是事實，概念上也不成立，上面已述。</text:p>
      <text:p text:style-name="P2"/>
      <text:p text:style-name="P2">18. <text:s/>三篇文批評了幾種不同現象。這幾種現象也都是我反彈的。問題是，我們不需要因為聽到某方批評A現象，就以為對方一定是支持B現象，沒有這種「邏輯」。</text:p>
      <text:p text:style-name="P2"/>
      <text:p text:style-name="P2">19. 布袋戲說：「互相漏氣求進步」，這可能有點難，因為，我們的社會通常不喜歡異己言論；但是，至少我們不要「互相扭曲求退步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